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2cm"/>
    </style:style>
    <style:style style:name="co2" style:family="table-column">
      <style:table-column-properties fo:break-before="auto" style:column-width="2.552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4.246cm"/>
    </style:style>
    <style:style style:name="co7" style:family="table-column">
      <style:table-column-properties fo:break-before="auto" style:column-width="3.995cm"/>
    </style:style>
    <style:style style:name="co8" style:family="table-column">
      <style:table-column-properties fo:break-before="auto" style:column-width="3.023cm"/>
    </style:style>
    <style:style style:name="co9" style:family="table-column">
      <style:table-column-properties fo:break-before="auto" style:column-width="5.0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>
            <text:p>Grau de Saída</text:p>
          </table:table-cell>
          <table:table-cell office:value-type="string">
            <text:p>Frequência</text:p>
          </table:table-cell>
          <table:table-cell office:value-type="string">
            <text:p>Grau de Entrada</text:p>
          </table:table-cell>
          <table:table-cell office:value-type="string">
            <text:p>Frequência</text:p>
          </table:table-cell>
          <table:table-cell table:number-columns-repeated="7"/>
          <table:table-cell office:value-type="string">
            <text:p>Grau </text:p>
          </table:table-cell>
          <table:table-cell office:value-type="string">
            <text:p><text:s/>Frequencia Indegree </text:p>
          </table:table-cell>
          <table:table-cell office:value-type="string">
            <text:p><text:s/>Frequencia Outdegree <text:s/>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48">
            <text:p>4248</text:p>
          </table:table-cell>
          <table:table-cell office:value-type="float" office:value="0">
            <text:p>0</text:p>
          </table:table-cell>
          <table:table-cell office:value-type="float" office:value="3478">
            <text:p>3478</text:p>
          </table:table-cell>
          <table:table-cell>
            <draw:frame table:end-cell-address="Planilha1.K24" table:end-x="1.552cm" table:end-y="0.293cm" draw:z-index="0" draw:style-name="gr1" svg:width="14.654cm" svg:height="9.942cm" svg:x="0.446cm" svg:y="0.287cm">
              <draw:object draw:notify-on-update-of-ranges="Planilha1.A2:Planilha1.A80 Planilha1.B1:Planilha1.B1 Planilha1.B2:Planilha1.B8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3478">
            <text:p>3478</text:p>
          </table:table-cell>
          <table:table-cell office:value-type="float" office:value="4248">
            <text:p>424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91">
            <text:p>591</text:p>
          </table:table-cell>
          <table:table-cell office:value-type="float" office:value="1">
            <text:p>1</text:p>
          </table:table-cell>
          <table:table-cell office:value-type="float" office:value="2149">
            <text:p>2149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float" office:value="2149">
            <text:p>2149</text:p>
          </table:table-cell>
          <table:table-cell office:value-type="float" office:value="591">
            <text:p>59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9">
            <text:p>519</text:p>
          </table:table-cell>
          <table:table-cell office:value-type="float" office:value="2">
            <text:p>2</text:p>
          </table:table-cell>
          <table:table-cell office:value-type="float" office:value="664">
            <text:p>664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float" office:value="664">
            <text:p>664</text:p>
          </table:table-cell>
          <table:table-cell office:value-type="float" office:value="519">
            <text:p>51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3">
            <text:p>423</text:p>
          </table:table-cell>
          <table:table-cell office:value-type="float" office:value="3">
            <text:p>3</text:p>
          </table:table-cell>
          <table:table-cell office:value-type="float" office:value="315">
            <text:p>315</text:p>
          </table:table-cell>
          <table:table-cell table:number-columns-repeated="7"/>
          <table:table-cell office:value-type="float" office:value="3">
            <text:p>3</text:p>
          </table:table-cell>
          <table:table-cell office:value-type="float" office:value="315">
            <text:p>315</text:p>
          </table:table-cell>
          <table:table-cell office:value-type="float" office:value="423">
            <text:p>42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4">
            <text:p>304</text:p>
          </table:table-cell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  <table:table-cell office:value-type="float" office:value="304">
            <text:p>304</text:p>
          </table:table-cell>
          <table:table-cell>
            <draw:frame table:end-cell-address="Planilha1.T28" table:end-x="2.194cm" table:end-y="0.081cm" draw:z-index="2" draw:style-name="gr1" svg:width="14.041cm" svg:height="9.617cm" svg:x="1.166cm" svg:y="0.399cm">
              <draw:object draw:notify-on-update-of-ranges="Planilha1.L1:Planilha1.L1 Planilha1.L2:Planilha1.L126 Planilha1.M1:Planilha1.M1 Planilha1.M2:Planilha1.M126 Planilha1.N1:Planilha1.N1 Planilha1.N2:Planilha1.N12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">
            <text:p>257</text:p>
          </table:table-cell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table:number-columns-repeated="7"/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9">
            <text:p>169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number-columns-repeated="7"/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table:number-columns-repeated="7"/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table:number-columns-repeated="7"/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table:number-columns-repeated="7"/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number-columns-repeated="7"/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number-columns-repeated="7"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number-columns-repeated="7"/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7"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7"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7"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7"/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7"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number-columns-repeated="7"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7"/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7"/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number-columns-repeated="7"/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7"/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>
            <draw:frame table:end-cell-address="Planilha1.K47" table:end-x="0.758cm" table:end-y="0.113cm" draw:z-index="1" draw:style-name="gr1" svg:width="14.208cm" svg:height="9.363cm" svg:x="0.098cm" svg:y="0.273cm">
              <draw:object draw:notify-on-update-of-ranges="Planilha1.C2:Planilha1.C98 Planilha1.D1:Planilha1.D1 Planilha1.D2:Planilha1.D9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float" office:value="27">
            <text:p>27</text:p>
          </table:table-cell>
          <table:table-cell table:number-columns-repeated="2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number-columns-repeated="7"/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Frequencia Indegree</text:p>
          </table:table-cell>
          <table:table-cell office:value-type="string">
            <text:p>Ajuda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requencia Outdegree</text:p>
          </table:table-cell>
          <table:table-cell office:value-type="string">
            <text:p>Pedido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float" office:value="34">
            <text:p>34</text:p>
          </table:table-cell>
          <table:table-cell table:number-columns-repeated="2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49">
            <text:p>49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552">
            <text:p>15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1">
            <text:p>48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2">
            <text:p>155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2">
            <text:p>171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12">
            <text:p>17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81">
            <text:p>4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</table:table>
      <table:table table:name="Planilha2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>
            <text:p>asker indegree </text:p>
          </table:table-cell>
          <table:table-cell office:value-type="string">
            <text:p><text:s/>replier median indegree <text:s/></text:p>
          </table:table-cell>
          <table:table-cell>
            <draw:frame table:end-cell-address="Planilha2.K27" table:end-x="2.216cm" table:end-y="0.133cm" draw:z-index="0" draw:style-name="gr1" svg:width="20.182cm" svg:height="11.769cm" svg:x="0.099cm" svg:y="0.106cm">
              <draw:object draw:notify-on-update-of-ranges="Planilha2.A1:Planilha2.A1 Planilha2.A2:Planilha2.A90 Planilha2.B1:Planilha2.B1 Planilha2.B2:Planilha2.B9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1">
            <text:p>16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82">
            <text:p>182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70">
            <text:p>17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16">
            <text:p>31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9">
            <text:p>17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32">
            <text:p>132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552">
            <text:p>1552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712">
            <text:p>1712</text:p>
          </table:table-cell>
          <table:table-cell office:value-type="float" office:value="65">
            <text:p>65</text:p>
          </table:table-cell>
          <table:table-cell/>
        </table:table-row>
      </table:table>
      <table:database-ranges>
        <table:database-range table:target-range-address="Planilha1.L1:Planilha1.N655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8">18/07/2013</text:date>, <text:time>15:13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7-18T15:13:44.32</dc:date>
    <meta:generator>BrOffice.org/3.2$Win32 OpenOffice.org_project/320m12$Build-9483</meta:generator>
    <meta:editing-duration>PT47H24M27S</meta:editing-duration>
    <meta:editing-cycles>12</meta:editing-cycles>
    <meta:document-statistic meta:table-count="2" meta:cell-count="91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tru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655cm" svg:height="9.943cm" xlink:href=".." chart:class="chart:line" chart:style-name="ch1">
        <chart:plot-area chart:style-name="ch2" table:cell-range-address="Planilha1.A1:Planilha1.B80" chart:data-source-has-labels="both" svg:x="0.385cm" svg:y="0.198cm" svg:width="13.977cm" svg:height="9.55cm">
          <chart:axis chart:dimension="x" chart:name="primary-x" chart:style-name="ch3">
            <chart:title svg:x="6.628cm" svg:y="9.348cm" chart:style-name="ch4">
              <text:p>Grau de Saída</text:p>
            </chart:title>
            <chart:categories table:cell-range-address="Planilha1.A2:Planilha1.A80"/>
          </chart:axis>
          <chart:axis chart:dimension="y" chart:name="primary-y" chart:style-name="ch5">
            <chart:title svg:x="0.296cm" svg:y="5.491cm" chart:style-name="ch6">
              <text:p>Frequência</text:p>
            </chart:title>
            <chart:grid chart:style-name="ch7" chart:class="major"/>
          </chart:axis>
          <chart:series chart:style-name="ch8" chart:values-cell-range-address="Planilha1.B2:Planilha1.B80" chart:label-cell-address="Planilha1.B1:Planilha1.B1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lanilha1.B1:Planilha1.B1">Frequência</text:p>
              </table:table-cell>
            </table:table-row>
          </table:table-header-rows>
          <table:table-rows>
            <table:table-row>
              <table:table-cell office:value-type="string">
                <text:p text:id="Planilha1.A2:Planilha1.A80">0</text:p>
              </table:table-cell>
              <table:table-cell office:value-type="float" office:value="4248">
                <text:p text:id="Planilha1.B2:Planilha1.B80">424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tru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09cm" svg:height="9.364cm" xlink:href=".." chart:class="chart:line" chart:style-name="ch1">
        <chart:plot-area chart:style-name="ch2" table:cell-range-address="Planilha1.C1:Planilha1.D98" chart:data-source-has-labels="both" svg:x="0.367cm" svg:y="0.187cm" svg:width="13.558cm" svg:height="9.004cm">
          <chart:axis chart:dimension="x" chart:name="primary-x" chart:style-name="ch3">
            <chart:title svg:x="6.254cm" svg:y="8.78cm" chart:style-name="ch4">
              <text:p>Grau de Entrada</text:p>
            </chart:title>
            <chart:categories table:cell-range-address="Planilha1.C2:Planilha1.C98"/>
          </chart:axis>
          <chart:axis chart:dimension="y" chart:name="primary-y" chart:style-name="ch5">
            <chart:title svg:x="0.285cm" svg:y="5.209cm" chart:style-name="ch6">
              <text:p>Frequência</text:p>
            </chart:title>
            <chart:grid chart:style-name="ch7" chart:class="major"/>
          </chart:axis>
          <chart:series chart:style-name="ch8" chart:values-cell-range-address="Planilha1.D2:Planilha1.D98" chart:label-cell-address="Planilha1.D1:Planilha1.D1" chart:class="chart:line">
            <chart:data-point chart:repeated="9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lanilha1.D1:Planilha1.D1">Frequência</text:p>
              </table:table-cell>
            </table:table-row>
          </table:table-header-rows>
          <table:table-rows>
            <table:table-row>
              <table:table-cell office:value-type="string">
                <text:p text:id="Planilha1.C2:Planilha1.C98">0</text:p>
              </table:table-cell>
              <table:table-cell office:value-type="float" office:value="3478">
                <text:p text:id="Planilha1.D2:Planilha1.D98">347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true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42cm" svg:height="9.618cm" xlink:href=".." chart:class="chart:line" chart:style-name="ch1">
        <chart:legend chart:legend-position="end" svg:x="10.334cm" svg:y="4.103cm" chart:style-name="ch2"/>
        <chart:plot-area chart:style-name="ch3" table:cell-range-address="Planilha1.L1:Planilha1.N126" chart:data-source-has-labels="both" svg:x="0.28cm" svg:y="0.192cm" svg:width="9.775cm" svg:height="9.042cm">
          <chart:axis chart:dimension="x" chart:name="primary-x" chart:style-name="ch4">
            <chart:categories table:cell-range-address="Planilha1.L2:Planilha1.L1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M2:Planilha1.M126" chart:label-cell-address="Planilha1.M1:Planilha1.M1" chart:class="chart:line">
            <chart:data-point chart:repeated="125"/>
          </chart:series>
          <chart:series chart:style-name="ch8" chart:values-cell-range-address="Planilha1.N2:Planilha1.N126" chart:label-cell-address="Planilha1.N1:Planilha1.N1" chart:class="chart:line">
            <chart:data-point chart:repeated="1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lanilha1.M1:Planilha1.M1"> Frequencia Indegree </text:p>
              </table:table-cell>
              <table:table-cell office:value-type="string">
                <text:p text:id="Planilha1.N1:Planilha1.N1"> Frequencia Outdegree  </text:p>
              </table:table-cell>
            </table:table-row>
          </table:table-header-rows>
          <table:table-rows>
            <table:table-row>
              <table:table-cell office:value-type="string">
                <text:p text:id="Planilha1.L2:Planilha1.L126">0</text:p>
              </table:table-cell>
              <table:table-cell office:value-type="float" office:value="3478">
                <text:p text:id="Planilha1.M2:Planilha1.M126">3478</text:p>
              </table:table-cell>
              <table:table-cell office:value-type="float" office:value="4248">
                <text:p text:id="Planilha1.N2:Planilha1.N126">424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149">
                <text:p>2149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4">
                <text:p>66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5">
                <text:p>315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">
                <text:p>22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8">
                <text:p>13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">
                <text:p>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">
                <text:p>6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">
                <text:p>6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">
                <text:p>4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tacked="true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183cm" svg:height="11.77cm" xlink:href=".." chart:class="chart:line" chart:style-name="ch1">
        <chart:legend chart:legend-position="end" svg:x="15.929cm" svg:y="5.364cm" chart:style-name="ch2"/>
        <chart:plot-area chart:style-name="ch3" table:cell-range-address="Planilha2.A1:Planilha2.B90" chart:data-source-has-labels="row" svg:x="0.403cm" svg:y="0.235cm" svg:width="15.124cm" svg:height="11.06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2.A2:Planilha2.A90" chart:label-cell-address="Planilha2.A1:Planilha2.A1" chart:class="chart:line">
            <chart:data-point chart:repeated="89"/>
          </chart:series>
          <chart:series chart:style-name="ch8" chart:values-cell-range-address="Planilha2.B2:Planilha2.B90" chart:label-cell-address="Planilha2.B1:Planilha2.B1" chart:class="chart:line">
            <chart:data-point chart:repeated="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lanilha2.A1:Planilha2.A1">asker indegree </text:p>
              </table:table-cell>
              <table:table-cell office:value-type="string">
                <text:p text:id="Planilha2.B1:Planilha2.B1"> replier median indegree 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Planilha2.A2:Planilha2.A90">0</text:p>
              </table:table-cell>
              <table:table-cell office:value-type="float" office:value="55">
                <text:p text:id="Planilha2.B2:Planilha2.B90">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">
                <text:p>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">
                <text:p>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">
                <text:p>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3">
                <text:p>8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">
                <text:p>8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">
                <text:p>8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">
                <text:p>8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9">
                <text:p>8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">
                <text:p>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">
                <text:p>9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7">
                <text:p>9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8">
                <text:p>9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">
                <text:p>10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8">
                <text:p>10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1">
                <text:p>1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3">
                <text:p>1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8">
                <text:p>11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2">
                <text:p>1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0">
                <text:p>1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">
                <text:p>1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1">
                <text:p>1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0">
                <text:p>1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9">
                <text:p>17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2">
                <text:p>1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7">
                <text:p>1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7">
                <text:p>2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5">
                <text:p>2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9">
                <text:p>2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6">
                <text:p>4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3">
                <text:p>42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1">
                <text:p>48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6">
                <text:p>4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52">
                <text:p>15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12">
                <text:p>1712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